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39:00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3690953073357E-016">
                <text:p>1.83690953073357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5.5107285922007E-016">
                <text:p>-5.510728592200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18454765366783E-016">
                <text:p>9.18454765366783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2858366715135E-015">
                <text:p>-1.2858366715135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